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20743324041386741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syntaxe affectation caractère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que fait (apparemment) automatiquement le compilateur lors de divisions d'entiers donnant un nombre pas entier ?</text:p>
                    </text:list-item>
                    <text:list-item>
                      <text:p text:style-name="P2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<text:soft-page-break/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iers au clavier</text:p>
              <text:list>
                <text:list-item>
                  <text:p text:style-name="P1">la classe (...)</text:p>
                  <text:list>
                    <text:list-item>
                      <text:p text:style-name="P2">classe pour lire les entrées</text:p>
                    </text:list-item>
                    <text:list-item>
                      <text:p text:style-name="P2">nom entrée standard</text:p>
                    </text:list-item>
                    <text:list-item>
                      <text:p text:style-name="P2">créer une instance de la classe pour lire les entrées</text:p>
                    </text:list-item>
                    <text:list-item>
                      <text:p text:style-name="P2">condition a respecter avant de lire une entrée</text:p>
                    </text:list-item>
                    <text:list-item>
                      <text:p text:style-name="P2">qu'est ce qu'on fait exactement ?</text:p>
                    </text:list-item>
                    <text:list-item>
                      <text:p text:style-name="P2">qu'est ce qu'un package ?</text:p>
                    </text:list-item>
                    <text:list-item>
                      <text:p text:style-name="P2">package contenant toutes les classes importées par défaut</text:p>
                    </text:list-item>
                    <text:list-item>
                      <text:p text:style-name="P2">note : conséquence... Dissociation inhabituelle en programmation</text:p>
                    </text:list-item>
                    <text:list-item>
                      <text:p text:style-name="P2">astuce pour importer toutes les classes d'un package en une fois</text:p>
                    </text:list-item>
                  </text:list>
                </text:list-item>
                <text:list-item>
                  <text:p text:style-name="P1">récupérez ce que vous tappez</text:p>
                  <text:list>
                    <text:list-item>
                      <text:p text:style-name="P2">méthode renvoyant texte saisi au clavier (et permettant de saisir avant)</text:p>
                    </text:list-item>
                    <text:list-item>
                      <text:p text:style-name="P2">exemple pratique d'utilisation</text:p>
                    </text:list-item>
                    <text:list-item>
                      <text:p text:style-name="P2">méthode permettant de récupérer et renvoyer un entier</text:p>
                    </text:list-item>
                    <text:list-item>
                      <text:p text:style-name="P2">syntaxe générale récupérer n'importe quel type</text:p>
                    </text:list-item>
                    <text:list-item>
                      <text:p text:style-name="P2">un seul type irrécupérable directement</text:p>
                    </text:list-item>
                    <text:list-item>
                      <text:p text:style-name="P2">moyen détourner de le récupérer</text:p>
                    </text:list-item>
                    <text:list-item>
                      <text:p text:style-name="P2">perso</text:p>
                      <text:list>
                        <text:list-item>
                          <text:p text:style-name="P2">"imbriquer" les appels de méthode</text:p>
                        </text:list-item>
                        <text:list-item>
                          <text:p text:style-name="P2">ex : demander du texte et en afficher le premier caractère en une seule ligne</text:p>
                        </text:list-item>
                        <text:list-item>
                          <text:p text:style-name="P2">effet d'un "nextType" dans un System.out.print ?</text:p>
                        </text:list-item>
                      </text:list>
                    </text:list-item>
                    <text:list-item>
                      <text:p text:style-name="P2">différence saisie texte / autres niveau buffer</text:p>
                    </text:list-item>
                    <text:list-item>
                      <text:p text:style-name="P2">problème engendré quand saisie autres puis texte</text:p>
                    </text:list-item>
                    <text:list-item>
                      <text:p text:style-name="P2">régler ce problème</text:p>
                    </text:list-item>
                    <text:list-item>
                      <text:p text:style-name="P2"><text:soft-page-break/>note : autre débilité langages objets : dans la console, comment saisir les réels ?</text:p>
                    </text:list-item>
                  </text:list>
                </text:list-item>
              </text:list>
            </text:list-item>
            <text:list-item>
              <text:p text:style-name="P1">les conditions</text:p>
              <text:list>
                <text:list-item>
                  <text:p text:style-name="P1">la structure if... else</text:p>
                  <text:list>
                    <text:list-item>
                      <text:p text:style-name="P2">opérateurs de comparaison (6)</text:p>
                    </text:list-item>
                    <text:list-item>
                      <text:p text:style-name="P2">opérateurs logiques (2 (+1 perso = 3))</text:p>
                    </text:list-item>
                    <text:list-item>
                      <text:p text:style-name="P2">syntaxe globale conditions (+ 2 possibilités optionnelles)</text:p>
                    </text:list-item>
                    <text:list-item>
                      <text:p text:style-name="P1">perso</text:p>
                      <text:list>
                        <text:list-item>
                          <text:p text:style-name="P2">possibilité particulière instructions (vient de remarquer)</text:p>
                        </text:list-item>
                        <text:list-item>
                          <text:p text:style-name="P2">"utilité" conditions fausses</text:p>
                        </text:list-item>
                      </text:list>
                    </text:list-item>
                    <text:list-item>
                      <text:p text:style-name="P2">que renvoie la condition ?</text:p>
                    </text:list-item>
                    <text:list-item>
                      <text:p text:style-name="P1">perso :</text:p>
                      <text:list>
                        <text:list-item>
                          <text:p text:style-name="P2">stocker ce qui est renvoyé dans une variable</text:p>
                        </text:list-item>
                        <text:list-item>
                          <text:p text:style-name="P2">écrire dans un message</text:p>
                        </text:list-item>
                      </text:list>
                    </text:list-item>
                    <text:list-item>
                      <text:p text:style-name="P2">une égalité impossible a tester directement</text:p>
                    </text:list-item>
                    <text:list-item>
                      <text:p text:style-name="P2">opérateurs logiques équivalents à des notions ensemblistes... Lesquelles ? (3)</text:p>
                    </text:list-item>
                  </text:list>
                </text:list-item>
                <text:list-item>
                  <text:p text:style-name="P1">la structure switch</text:p>
                  <text:list>
                    <text:list-item>
                      <text:p text:style-name="P2">utile dans quel cas ?</text:p>
                    </text:list-item>
                    <text:list-item>
                      <text:p text:style-name="P2">syntaxe</text:p>
                    </text:list-item>
                    <text:list-item>
                      <text:p text:style-name="P1">notes perso</text:p>
                      <text:list>
                        <text:list-item>
                          <text:p text:style-name="P2">combien d'instructions possibles par cas ?</text:p>
                        </text:list-item>
                        <text:list-item>
                          <text:p text:style-name="P2">possibilité de mettre des if dans un cas / le default / autre ?</text:p>
                        </text:list-item>
                        <text:list-item>
                          <text:p text:style-name="P2">faut-il mettre des break partout ?</text:p>
                        </text:list-item>
                        <text:list-item>
                          <text:p text:style-name="P2">que se passe t-il lorsqu'on oublie les break ?</text:p>
                        </text:list-item>
                      </text:list>
                    </text:list-item>
                    <text:list-item>
                      <text:p text:style-name="P2">depuis java 7, un type particulier accepté dans les switch...</text:p>
                    </text:list-item>
                  </text:list>
                </text:list-item>
                <text:list-item>
                  <text:p text:style-name="P1">la condition ternaire</text:p>
                  <text:list>
                    <text:list-item>
                      <text:p text:style-name="P2">syntaxe</text:p>
                    </text:list-item>
                    <text:list-item>
                      <text:p text:style-name="P2">utilisation opérateur ternaire réservée exclusivement à …</text:p>
                    </text:list-item>
                    <text:list-item>
                      <text:p text:style-name="P2">possibilité d'imbrications</text:p>
                    </text:list-item>
                  </text:list>
                </text:list-item>
              </text:list>
            </text:list-item>
            <text:list-item>
              <text:p text:style-name="P5">les boucles</text:p>
              <text:list>
                <text:list-item>
                  <text:p text:style-name="P5">principe</text:p>
                  <text:list>
                    <text:list-item>
                      <text:p text:style-name="P2">qu'est ce qu'une boucle ?</text:p>
                    </text:list-item>
                    <text:list-item>
                      <text:p text:style-name="P2">3 exemples de cas typique où ça peut être utile</text:p>
                    </text:list-item>
                  </text:list>
                </text:list-item>
                <text:list-item>
                  <text:p text:style-name="P5">boucle while</text:p>
                  <text:list>
                    <text:list-item>
                      <text:p text:style-name="P2">syntaxe globale</text:p>
                    </text:list-item>
                    <text:list-item>
                      <text:p text:style-name="P2">comparer deux string</text:p>
                    </text:list-item>
                    <text:list-item>
                      <text:p text:style-name="P2">convertir un string en boolean</text:p>
                    </text:list-item>
                    <text:list-item>
                      <text:p text:style-name="P2">chercher dans la doc java</text:p>
                    </text:list-item>
                  </text:list>
                </text:list-item>
                <text:list-item>
                  <text:p text:style-name="P5">la boucle do... while</text:p>
                  <text:list>
                    <text:list-item>
                      <text:p text:style-name="P2">différence principale while / do while niveau nombre d'exécutions</text:p>
                    </text:list-item>
                    <text:list-item>
                      <text:p text:style-name="P2">syntaxe générale</text:p>
                    </text:list-item>
                  </text:list>
                </text:list-item>
                <text:list-item>
                  <text:p text:style-name="P5">la boucle for</text:p>
                  <text:list>
                    <text:list-item>
                      <text:p text:style-name="P2">syntaxe générale</text:p>
                    </text:list-item>
                    <text:list-item>
                      <text:p text:style-name="P2">plusieurs variables / conditions etc en en-tête</text:p>
                    </text:list-item>
                    <text:list-item>
                      <text:p text:style-name="P2">d'autres types d'instruction en en-tête</text:p>
                    </text:list-item>
                  </text:list>
                </text:list-item>
              </text:list>
            </text:list-item>
            <text:list-item>
              <text:p text:style-name="P5">TP conversion celsius fahrenheit</text:p>
              <text:list>
                <text:list-item>
                  <text:p text:style-name="P2">type général pouvant presque tout acceuillire</text:p>
                </text:list-item>
                <text:list-item>
                  <text:p text:style-name="P2">stocker entrée de ce "type"</text:p>
                </text:list-item>
                <text:list-item>
                  <text:p text:style-name="P2">vérifier le type d'une variable</text:p>
                </text:list-item>
              </text:list>
            </text:list-item>
            <text:list-item>
              <text:p text:style-name="P5">Les tableaux</text:p>
              <text:list>
                <text:list-item>
                  <text:p text:style-name="P5"><text:soft-page-break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29T15:04:47</dc:date>
    <dc:creator>yjfjyf jjku</dc:creator>
    <meta:editing-duration>PT11H17M42S</meta:editing-duration>
    <meta:editing-cycles>190</meta:editing-cycles>
    <meta:document-statistic meta:table-count="0" meta:image-count="0" meta:object-count="0" meta:page-count="5" meta:paragraph-count="192" meta:word-count="1314" meta:character-count="7106"/>
  </office:meta>
</office:document-meta>
</file>